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4.6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odel Structure</text:p>
          </table:table-cell>
          <table:table-cell table:style-name="ce1" office:value-type="string" calcext:value-type="string">
            <text:p>Pybrain training error</text:p>
          </table:table-cell>
          <table:table-cell table:style-name="ce1" office:value-type="string" calcext:value-type="string">
            <text:p>Pybrain validation error</text:p>
          </table:table-cell>
          <table:table-cell table:style-name="ce1" office:value-type="string" calcext:value-type="string">
            <text:p>loglosses</text:p>
          </table:table-cell>
          <table:table-cell table:style-name="ce1" office:value-type="string" calcext:value-type="string">
            <text:p>Public Score</text:p>
          </table:table-cell>
          <table:table-cell table:style-name="ce1" office:value-type="string" calcext:value-type="string">
            <text:p>Who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00460--thunder_submission.csv</text:p>
          </table:table-cell>
          <table:table-cell table:number-columns-repeated="5"/>
          <table:table-cell office:value-type="float" office:value="0.457" calcext:value-type="float">
            <text:p>0.457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15-05-14-16-54-44--xgboost--thunder--rf300</text:p>
          </table:table-cell>
          <table:table-cell table:number-columns-repeated="5"/>
          <table:table-cell office:value-type="float" office:value="0.503" calcext:value-type="float">
            <text:p>0.503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0570--random_forest_300_submission.csv</text:p>
          </table:table-cell>
          <table:table-cell table:number-columns-repeated="5"/>
          <table:table-cell table:style-name="ce2" office:value-type="float" office:value="0.57" calcext:value-type="float">
            <text:p>0.57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0597--benchmark.csv</text:p>
          </table:table-cell>
          <table:table-cell table:number-columns-repeated="5"/>
          <table:table-cell office:value-type="float" office:value="0.597" calcext:value-type="float">
            <text:p>0.597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0963—NN_pybrain_deep.py.clip.norm.csv</text:p>
          </table:table-cell>
          <table:table-cell table:number-columns-repeated="5"/>
          <table:table-cell office:value-type="float" office:value="0.963" calcext:value-type="float">
            <text:p>0.963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2015-05-14-20-11-47.csv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  tfidf=b93-12s-10s-9w=</text:p>
            <text:p/>
          </table:table-cell>
          <table:table-cell office:value-type="float" office:value="0.018262" calcext:value-type="float">
            <text:p>0.018262</text:p>
          </table:table-cell>
          <table:table-cell/>
          <table:table-cell office:value-type="string" calcext:value-type="string">
            <text:p>[0.209, 0.002, 11.005, -0.827, -0.83, -0.737]</text:p>
          </table:table-cell>
          <table:table-cell/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15-05-14-23-42-31.cs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tfidf=93tfidf=93b-9s-b9s=</text:p>
          </table:table-cell>
          <table:table-cell office:value-type="float" office:value="0.01712" calcext:value-type="float">
            <text:p>0.01712</text:p>
          </table:table-cell>
          <table:table-cell/>
          <table:table-cell office:value-type="string" calcext:value-type="string">
            <text:p>[0.267, 0.001, 8.807, -0.575, -0.578, -0.703]</text:p>
          </table:table-cell>
          <table:table-cell/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N_pybrain_modular.py</text:p>
          </table:table-cell>
          <table:table-cell office:value-type="string" calcext:value-type="string">
            <text:p>2015-05-15-04-01-31.csv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tfidf=93tfidf=93b-9s-b9s=</text:p>
          </table:table-cell>
          <table:table-cell office:value-type="float" office:value="0.016781" calcext:value-type="float">
            <text:p>0.016781</text:p>
          </table:table-cell>
          <table:table-cell/>
          <table:table-cell office:value-type="string" calcext:value-type="string">
            <text:p>[0.289, 0.002, 15.577, -0.527, -0.531, -0.701]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2o_submission_postprocessed.csv.zip</text:p>
          </table:table-cell>
          <table:table-cell/>
          <table:table-cell office:value-type="string" calcext:value-type="string">
            <text:p>exponent of 1.4</text:p>
          </table:table-cell>
          <table:table-cell table:number-columns-repeated="3"/>
          <table:table-cell office:value-type="float" office:value="0.503" calcext:value-type="float">
            <text:p>0.503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gboost_submission.csv <text:s/></text:p>
          </table:table-cell>
          <table:table-cell table:number-columns-repeated="5"/>
          <table:table-cell office:value-type="float" office:value="0.50763" calcext:value-type="float">
            <text:p>0.50763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l_submission.csv <text:s/></text:p>
          </table:table-cell>
          <table:table-cell table:number-columns-repeated="5"/>
          <table:table-cell office:value-type="float" office:value="0.45715" calcext:value-type="float">
            <text:p>0.45715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nchmark_svm.csv</text:p>
          </table:table-cell>
          <table:table-cell table:number-columns-repeated="5"/>
          <table:table-cell office:value-type="float" office:value="0.00549" calcext:value-type="float">
            <text:p>0.00549</text:p>
          </table:table-cell>
          <table:table-cell office:value-type="string" calcext:value-type="string">
            <text:p>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gboost_gl_thunder_rf300.csv</text:p>
          </table:table-cell>
          <table:table-cell table:number-columns-repeated="5"/>
          <table:table-cell office:value-type="float" office:value="0.4738" calcext:value-type="float">
            <text:p>0.4738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/>
          <table:table-cell office:value-type="float" office:value="0.016333" calcext:value-type="float">
            <text:p>0.016333</text:p>
          </table:table-cell>
          <table:table-cell office:value-type="float" office:value="0.018226" calcext:value-type="float">
            <text:p>0.018226</text:p>
          </table:table-cell>
          <table:table-cell office:value-type="string" calcext:value-type="string">
            <text:p>[0.297, 0.002, 10.815, -0.522, -0.525, -47147.236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Structure Shorthand Not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with any transformation that is applied to the entire dataset and cannot be applied to a single record or sam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=” indicates a parallel (1-to1 or indentity weight matrix) connection from the inputs to the input laye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el structure shorthand is read left to right from inputs to output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 number represents the number of nodes (the number of dimensions of the vector passed from left to right)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 lowercase character or string after a number indicates any transformation applied to all of the outputs of the nodes/vector to the left.</text:p>
            <text:p/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FIDF = TFIDF xform on in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 = fu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= = identically connec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'+# = convolutionally connected in 1-D sliding window width of 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 = bias + linear 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 = sigmoi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 = linear weights/ga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8:07:22.298601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0:19:43.973236046</meta:creation-date>
    <dc:date>2015-05-18T11:18:40.231457927</dc:date>
    <meta:editing-duration>PT3H49M8S</meta:editing-duration>
    <meta:editing-cycles>6</meta:editing-cycles>
    <meta:generator>LibreOffice/4.4.2.2$Linux_X86_64 LibreOffice_project/40m0$Build-2</meta:generator>
    <meta:document-statistic meta:table-count="1" meta:cell-count="77" meta:object-count="0"/>
  </office:meta>
</office:document-meta>
</file>